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style:text-underline-style="solid" style:text-underline-type="single"/>
    </style:style>
    <style:style style:name="T2" style:family="text">
      <style:text-properties fo:color="#000000" fo:font-family="Sans Serif"/>
    </style:style>
    <style:style style:name="P1" style:parent-style-name="Standard" style:family="paragraph">
      <style:text-properties fo:color="#000000" fo:font-family="Sans Serif"/>
    </style:style>
    <style:style style:name="P2" style:family="paragraph">
      <style:text-properties fo:color="#000000" fo:font-family="Sans Serif" fo:font-size="12.000000000000000pt"/>
    </style:style>
    <style:style style:name="P3" style:family="paragraph" style:list-style-name="L3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4" style:family="paragraph" style:list-style-name="L1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5" style:family="paragraph">
      <style:paragraph-properties fo:line-height="100%" fo:margin-bottom="0.000000000000000pt" fo:margin-left="36.000000000000000pt" style:tab-stop-distance="35.399999999999999pt"/>
      <style:text-properties fo:color="#000000" fo:country="FR" fo:font-family="Calibri" fo:font-size="11.000000000000000pt" fo:language="fr"/>
    </style:style>
    <style:style style:name="P6" style:family="paragraph" style:list-style-name="L21">
      <style:paragraph-properties fo:line-height="100%" fo:margin-bottom="0.000000000000000pt" style:tab-stop-distance="35.399999999999999pt"/>
      <style:text-properties fo:country="FR" fo:font-family="Calibri" fo:font-size="12.000000000000000pt" fo:language="fr" style:use-window-font-color="true"/>
    </style:style>
    <style:style style:name="P7" style:family="paragraph">
      <style:paragraph-properties fo:line-height="100%" fo:margin-bottom="0.000000000000000pt" style:tab-stop-distance="35.399999999999999pt"/>
      <style:text-properties fo:color="#000000" fo:country="FR" fo:font-family="Calibri" fo:font-size="11.000000000000000pt" fo:language="fr"/>
    </style: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8" style:display-name="L8">
      <text:list-level-style-bullet text:bullet-char="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9" style:display-name="L9">
      <text:list-level-style-bullet text:bullet-char="✔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✔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  <text:list-style style:name="L10" style:display-name="L10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  <text:list-style style:name="L111" style:display-name="L1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2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13">
      <text:list-level-style-bullet text:bullet-char="➔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2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➔" text:level="3" style:num-prefix="" style:num-suffix="">
        <style:list-level-properties text:list-level-position-and-space-mode="label-alignmen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</text:list-style>
    <text:list-style style:name="L14">
      <text:list-level-style-bullet text:bullet-char="✔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2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✔" text:level="3" style:num-prefix="" style:num-suffix="">
        <style:list-level-properties text:list-level-position-and-space-mode="label-alignmen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✔" text:level="4" style:num-prefix="" style:num-suffix="">
        <style:list-level-properties text:list-level-position-and-space-mode="label-alignmen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Rapport Cassiopée pour la réunion du 04/03</text:span></text:p>
      <text:p text:style-name="P2"/>
      <text:p text:style-name="P2"><text:span text:style-name="T1">Emmanuel</text:span></text:p>
      <text:p text:style-name="P2"/>
      <text:p text:style-name="P2">Travail effectué depuis le début du Cassiopée :</text:p>
      <text:p text:style-name="P2"/>
      <text:list text:style-name="L7" xml:id="list-274e2a77-0456-40fd-938d-aec5dbd470d9">
        <text:list-item>
          <text:p text:style-name="P2">Lecture du document "Video Summarization Using Singular Value Decomposition"</text:p>
          <text:p text:style-name="P2"/>
        </text:list-item>
      </text:list>
      <text:list text:style-name="L8" xml:id="list-f37cc0d8-ffd5-454e-b0b1-f0415ec770eb">
        <text:list-item>
          <text:list text:style-name="L8" xml:id="list-3a023821-7cf6-49a3-9901-fb4bda5869f1">
            <text:list-item>
              <text:list text:style-name="L8" xml:id="list-71481558-e395-4c47-ae71-1b0349e4c131">
                <text:list-item>
                  <text:p text:style-name="P2">Principe général</text:p>
                </text:list-item>
                <text:list-item>
                  <text:p text:style-name="P2">Algorithmes utilisés</text:p>
                </text:list-item>
              </text:list>
            </text:list-item>
          </text:list>
        </text:list-item>
      </text:list>
      <text:p text:style-name="P2"/>
      <text:list text:style-name="L7" xml:id="list-80c56793-d0d6-4ec3-be3e-be912c33fb4c">
        <text:list-item>
          <text:p text:style-name="P2">Réflexion sur l'implémentation</text:p>
          <text:p text:style-name="P2"/>
        </text:list-item>
      </text:list>
      <text:list text:style-name="L8" xml:id="list-6ae185e2-1a4c-4eaa-901a-5580f751b219">
        <text:list-item>
          <text:list text:style-name="L8" xml:id="list-1a70782b-eca2-4559-ba39-2a49e5d8aea8">
            <text:list-item>
              <text:list text:style-name="L8" xml:id="list-d32eb8db-5b8c-4e8f-9ccc-eefb5896b41a">
                <text:list-item>
                  <text:p text:style-name="P2">Langage de programmation</text:p>
                </text:list-item>
              </text:list>
              <text:list text:style-name="L9" xml:id="list-6222044c-c233-4c1d-a799-6a206d0c318e">
                <text:list-item>
                  <text:list text:style-name="L9" xml:id="list-3411cbbf-ce52-49bf-897f-cc4d2ab41e66">
                    <text:list-item>
                      <text:p text:style-name="P2">C</text:p>
                      <text:p text:style-name="P2"/>
                    </text:list-item>
                  </text:list>
                </text:list-item>
              </text:list>
              <text:list text:style-name="L8" xml:id="list-c9e2a0ea-94d2-453e-aea0-085f517e3ab8">
                <text:list-item>
                  <text:p text:style-name="P2">Bibliothèques</text:p>
                </text:list-item>
              </text:list>
              <text:list text:style-name="L9" xml:id="list-b44ee8c6-94c3-4099-9be6-4fed19745355">
                <text:list-item>
                  <text:list text:style-name="L9" xml:id="list-dea6a379-6ab6-4f8d-b34b-c901cd2ac694">
                    <text:list-item>
                      <text:p text:style-name="P2">ffmpeg pour l'extraction des images</text:p>
                    </text:list-item>
                    <text:list-item>
                      <text:p text:style-name="P2">stb_image pour le chargement des images</text:p>
                    </text:list-item>
                    <text:list-item>
                      <text:p text:style-name="P2">SVDLIBC pour effectuer la SVD</text:p>
                      <text:p text:style-name="P2"/>
                    </text:list-item>
                  </text:list>
                </text:list-item>
              </text:list>
              <text:list text:style-name="L8" xml:id="list-a9bc94fa-f29b-4b20-8841-80bcf5e5407d">
                <text:list-item>
                  <text:p text:style-name="P2">Structure du projet</text:p>
                </text:list-item>
              </text:list>
              <text:list text:style-name="L9" xml:id="list-f02b9b45-f36f-4edb-8a1a-89949cc75352">
                <text:list-item>
                  <text:list text:style-name="L9" xml:id="list-8ecf8481-52a1-437d-bfcd-ad168a84933b">
                    <text:list-item>
                      <text:p text:style-name="P2">Dépôt Git sur la plateforme GitHub (https://github.com/Amadeus-osa/resume-video)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style-name="L10" xml:id="list-a6476fbe-6fb1-41e1-bfe1-50bfbabfa2ad">
        <text:list-item>
          <text:list text:style-name="L10" xml:id="list-41419b04-0ea7-4609-93ef-e1c06f640d79">
            <text:list-item>
              <text:p text:style-name="P2">Implémentation</text:p>
            </text:list-item>
          </text:list>
        </text:list-item>
      </text:list>
      <text:p text:style-name="P2"/>
      <text:list text:style-name="L8" xml:id="list-0f613ebe-44c7-43b4-b651-3cf0978467d0">
        <text:list-item>
          <text:list text:style-name="L8" xml:id="list-d2b3f923-f55c-47e6-b5a2-fcfe70522f29">
            <text:list-item>
              <text:list text:style-name="L8" xml:id="list-ca521888-2b77-4b17-be9d-2d1e5dd465c6">
                <text:list-item>
                  <text:p text:style-name="P2">Codage</text:p>
                </text:list-item>
              </text:list>
              <text:list text:style-name="L9" xml:id="list-b97ba4e6-9900-44c7-993c-4da9a99a9d99">
                <text:list-item>
                  <text:list text:style-name="L9" xml:id="list-37bd7abf-48d4-428e-b989-4b4e91e39fe5">
                    <text:list-item>
                      <text:p text:style-name="P2">Traduction en code C des algorithmes décrits dans le document</text:p>
                    </text:list-item>
                    <text:list-item>
                      <text:p text:style-name="P2">Makefile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text:style-name="L7" xml:id="list-386fe362-4425-4dd3-80eb-b1464b6b89e4">
        <text:list-item>
          <text:list text:style-name="L7" xml:id="list-5fde8f26-75dd-4d44-b55a-37ce8781895b">
            <text:list-item>
              <text:list text:style-name="L7" xml:id="list-f5ecf43e-e22b-4704-9751-30e39a0b823f">
                <text:list-item>
                  <text:p text:style-name="P2">Tests</text:p>
                </text:list-item>
              </text:list>
              <text:list text:style-name="L9" xml:id="list-571da153-e64b-432b-a081-d25b0573055c">
                <text:list-item>
                  <text:list text:style-name="L9" xml:id="list-d580fe37-ab5b-42ab-a074-7d5e4911769c">
                    <text:list-item>
                      <text:p text:style-name="P2">Test sur des vidéos tirées de Youtube. Le clustering d'images semble comporter des erreurs, les clusters semblent comporter des images "intruses" parmi les séries d'images similaires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3"><text:span text:style-name="T2">A faire pour la semaine prochaine</text:span><text:s/>:</text:p>
      <text:p text:style-name="P2"/>
      <text:list text:style-name="L111" xml:id="list-b0898553-9d4b-4445-984f-0338c6206df8">
        <text:list-item>
          <text:p text:style-name="P2">Débug du procédé de clustering. Pourquoi y'a-t-il des erreurs ?</text:p>
        </text:list-item>
      </text:list>
      <text:p text:style-name="P2"/>
      <text:p text:style-name="P2"/>
      <text:p text:style-name="P2"><text:span text:style-name="T1">Meriem</text:span></text:p>
      <text:p text:style-name="P2"/>
      <text:list text:style-name="L12" xml:id="list-365ce716-0e50-48ab-8605-e21c1682905f">
        <text:list-item>
          <text:p text:style-name="P4">Lecture du document "Video Summarization Using Singular Value Decomposition"</text:p>
          <text:p text:style-name="P4"/>
        </text:list-item>
        <text:list-item>
          <text:p text:style-name="P4">Comprendre son fonctionnement (l’algorithme utilisé SVD) et surtout ses formules mathématiques.</text:p>
          <text:p text:style-name="P5"/>
        </text:list-item>
      </text:list>
      <text:list text:style-name="L13" xml:id="list-a888f2c6-d0be-4734-b8f9-b62092a37db8">
        <text:list-item>
          <text:list text:style-name="L13" xml:id="list-9587422c-78fc-42ef-bd0b-705710f83805">
            <text:list-item>
              <text:list text:style-name="L13" xml:id="list-07be2fe0-3669-40e7-99d7-d025ff2ca276">
                <text:list-item>
                  <text:p text:style-name="P4">P<text:tab/>remière réunion pour le lancement du projet, décisions prises :</text:p>
                  <text:p text:style-name="P4"/>
                </text:list-item>
              </text:list>
              <text:list text:style-name="L14" xml:id="list-edb886ef-24cc-470d-abf7-7388f7a17138">
                <text:list-item>
                  <text:list text:style-name="L14" xml:id="list-5af0fd62-fa3a-4056-9920-7910ef2498ac">
                    <text:list-item>
                      <text:p text:style-name="P6">Langage de programmation : C</text:p>
                    </text:list-item>
                    <text:list-item>
                      <text:p text:style-name="P6">Utiliser des bibliothèques existantes pour le code (ffmpeg pour extraire les images par exemple etc.…)</text:p>
                    </text:list-item>
                    <text:list-item>
                      <text:p text:style-name="P6">Se servir du logiciel Git pour partager nos bouts de coder.</text:p>
                    </text:list-item>
                    <text:list-item>
                      <text:p text:style-name="P6">Emmanuel s’occupe de la première partie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3">A faire pour la semaine prochaine :</text:p>
      <text:p text:style-name="P3"/>
      <text:list text:style-name="L12" xml:id="list-cc895a42-516f-4aed-8687-3923cb422e69">
        <text:list-item>
          <text:p text:style-name="P3">S’occuper de l’interface du programme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A1" style:display-name="A1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Policepardfaut" style:display-name="Policepardfaut" style:family="text"/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1" style:display-name="L31">
      <text:list-level-style-bullet text:bullet-char="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1" style:display-name="L21">
      <text:list-level-style-bullet text:bullet-char="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88.80000000000pt"/>
        </style:list-level-properties>
      </text:list-level-style-bullet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11" style:display-name="L11">
      <text:list-level-style-bullet text:bullet-char="-" text:level="1">
        <style:list-level-properties text:list-level-position-and-space-mode="label-alignment" fo:text-align="left">
          <style:list-level-label-alignment text:label-followed-by="listtab" text:list-tab-stop-position="0.00000000000pt" fo:text-indent="-18.00000000000pt" fo:margin-left="36.00000000000pt"/>
        </style:list-level-properties>
      </text:list-level-style-bullet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0</meta:generator>
    <dc:title/>
    <meta:initial-creator>Inconnu</meta:initial-creator>
    <meta:editing-cycles>3</meta:editing-cycles>
    <dc:date>2014-03-18T23:30:45</dc:date>
    <meta:creation-date>2008-08-22T11:41:04</meta:creation-date>
  </office:meta>
</office:document-meta>
</file>